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2000001C7F6FA9A74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doni MT Black1" svg:font-family="'Bodoni MT Black'"/>
    <style:font-face style:name="Webdings1" svg:font-family="Webdings"/>
    <style:font-face style:name="Wingdings1" svg:font-family="Wingdings"/>
    <style:font-face style:name="Arial" svg:font-family="Arial" style:font-pitch="variable"/>
    <style:font-face style:name="Bodoni MT Black" svg:font-family="'Bodoni MT Blac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Webdings" svg:font-family="Webdings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4cm" svg:stroke-color="#000000" svg:stroke-opacity="100%" draw:stroke-linejoin="round" draw:fill="none" fo:padding-top="0.197cm" fo:padding-bottom="0.197cm" fo:padding-left="0.322cm" fo:padding-right="0.322cm" draw:shadow="hidden"/>
    </style:style>
    <style:style style:name="gr2" style:family="graphic" style:parent-style-name="standard">
      <style:graphic-properties draw:stroke="none" draw:fill="solid" draw:fill-color="#0000ff" draw:shadow="hidden"/>
    </style:style>
    <style:style style:name="gr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8cm" svg:stroke-color="#808080" svg:stroke-opacity="100%" draw:stroke-linejoin="miter" draw:fill="none" fo:padding-top="0.525cm" fo:padding-bottom="0.525cm" fo:padding-left="0.65cm" fo:padding-right="0.65cm" draw:shadow="hidden"/>
    </style:style>
    <style:style style:name="gr6" style:family="graphic" style:parent-style-name="standard">
      <style:graphic-properties draw:stroke="none" draw:fill="solid" draw:fill-color="#808080" draw:shadow="hidden"/>
    </style:style>
    <style:style style:name="gr7" style:family="graphic" style:parent-style-name="standard">
      <style:graphic-properties draw:stroke="solid" svg:stroke-width="0.008cm" svg:stroke-color="#808080" svg:stroke-opacity="100%" draw:stroke-linejoin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solid" draw:fill-color="#339966" draw:shadow="hidden"/>
    </style:style>
    <style:style style:name="gr9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solid" draw:fill-color="#000000" draw:shadow="hidden"/>
    </style:style>
    <style:style style:name="gr11" style:family="graphic" style:parent-style-name="standard">
      <style:graphic-properties draw:stroke="none" draw:fill="solid" draw:fill-color="#ffff00" draw:shadow="hidden"/>
    </style:style>
    <style:style style:name="gr12" style:family="graphic" style:parent-style-name="standard">
      <style:graphic-properties draw:stroke="none" draw:fill="solid" draw:fill-color="#ff0000" draw:shadow="hidden"/>
    </style:style>
    <style:style style:name="gr13" style:family="graphic" style:parent-style-name="standard">
      <style:graphic-properties draw:stroke="none" draw:fill="solid" draw:fill-color="#99ccff" draw:shadow="hidden"/>
    </style:style>
    <style:style style:name="gr14" style:family="graphic" style:parent-style-name="standard">
      <style:graphic-properties draw:stroke="none" draw:fill="none" draw:textarea-vertical-align="middle" fo:min-height="0.937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solid" draw:fill-color="#c0c0c0" draw:shadow="hidden"/>
    </style:style>
    <style:style style:name="gr16" style:family="graphic" style:parent-style-name="standard">
      <style:graphic-properties draw:stroke="solid" svg:stroke-width="0.11cm" svg:stroke-color="#000000" draw:marker-end="Marker_5f_0" draw:marker-end-width="0.533cm" svg:stroke-opacity="100%" draw:stroke-linejoin="round" draw:fill="none" fo:padding-top="0.18cm" fo:padding-bottom="0.18cm" fo:padding-left="0.305cm" fo:padding-right="0.305cm" draw:shadow="hidden"/>
    </style:style>
    <style:style style:name="gr17" style:family="graphic" style:parent-style-name="standard">
      <style:graphic-properties draw:stroke="none" draw:fill="none" draw:textarea-vertical-align="middle" fo:min-height="0.704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dash" draw:stroke-dash="Dash_5f_0" svg:stroke-width="0.11cm" svg:stroke-color="#000000" draw:marker-end="Marker_5f_0" draw:marker-end-width="0.533cm" svg:stroke-opacity="100%" draw:stroke-linejoin="round" draw:fill="none" fo:padding-top="0.18cm" fo:padding-bottom="0.18cm" fo:padding-left="0.305cm" fo:padding-right="0.305cm" draw:shadow="hidden"/>
    </style:style>
    <style:style style:name="gr19" style:family="graphic" style:parent-style-name="standard">
      <style:graphic-properties draw:stroke="none" draw:fill="none" draw:textarea-vertical-align="middle" fo:min-height="0.977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solid" draw:shadow="hidden" style:mirror="none"/>
    </style:style>
    <style:style style:name="gr21" style:family="graphic" style:parent-style-name="standard">
      <style:graphic-properties draw:stroke="none" draw:fill="solid" draw:fill-color="#00ff00" draw:shadow="hidden"/>
    </style:style>
    <style:style style:name="gr22" style:family="graphic" style:parent-style-name="standard">
      <style:graphic-properties draw:stroke="none" draw:fill="none" draw:textarea-vertical-align="middle" fo:min-height="8.218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11cm" svg:stroke-color="#000000" svg:stroke-opacity="100%" draw:stroke-linejoin="round" draw:fill="none" fo:padding-top="0.18cm" fo:padding-bottom="0.18cm" fo:padding-left="0.305cm" fo:padding-right="0.305cm" draw:shadow="hidden"/>
    </style:style>
    <style:style style:name="gr24" style:family="graphic" style:parent-style-name="standard">
      <style:graphic-properties draw:stroke="none" draw:fill="none" draw:textarea-vertical-align="middle" fo:min-height="2.144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2.503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808080"/>
    </style:style>
    <style:style style:name="P5" style:family="paragraph">
      <loext:graphic-properties draw:fill="solid" draw:fill-color="#339966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00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solid" draw:fill-color="#99ccff"/>
    </style:style>
    <style:style style:name="P10" style:family="paragraph">
      <loext:graphic-properties draw:fill="solid" draw:fill-color="#c0c0c0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solid" draw:fill-color="#00ff00"/>
    </style:style>
    <style:style style:name="T1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style:font-name="Webdings1" fo:font-size="48pt" fo:font-weight="bold" style:font-name-asian="Webdings1" style:font-size-asian="48pt" style:font-weight-asian="bold" style:font-name-complex="Webdings1" style:font-size-complex="48pt" style:font-weight-complex="bold"/>
    </style:style>
    <style:style style:name="T3" style:family="text">
      <style:text-properties fo:color="#000000" style:font-name="Wingdings1" fo:font-size="48pt" fo:font-weight="bold" style:font-name-asian="Wingdings1" style:font-size-asian="48pt" style:font-weight-asian="bold" style:font-name-complex="Wingdings1" style:font-size-complex="48pt" style:font-weight-complex="bold"/>
    </style:style>
    <style:style style:name="T4" style:family="text">
      <style:text-properties fo:color="#000000" style:font-name="Bodoni MT Black1" fo:font-size="12pt" fo:font-weight="bold" style:font-name-asian="Bodoni MT Black1" style:font-size-asian="12pt" style:font-weight-asian="bold" style:font-name-complex="Bodoni MT Black1" style:font-size-complex="12pt" style:font-weight-complex="bold"/>
    </style:style>
    <style:style style:name="T5" style:family="text">
      <style:text-properties fo:color="#000000" style:font-name="Bodoni MT Black1" fo:font-size="30pt" fo:font-weight="bold" style:font-name-asian="Bodoni MT Black1" style:font-size-asian="30pt" style:font-weight-asian="bold" style:font-name-complex="Bodoni MT Black1" style:font-size-complex="30pt" style:font-weight-complex="bold"/>
    </style:style>
    <style:style style:name="T6" style:family="text">
      <style:text-properties fo:color="#000000" style:font-name="Wingdings1" fo:font-size="64pt" fo:font-weight="bold" style:font-name-asian="Wingdings1" style:font-size-asian="64pt" style:font-weight-asian="bold" style:font-name-complex="Wingdings1" style:font-size-complex="6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36.046cm" svg:y1="15.935cm" svg:x2="36.046cm" svg:y2="16.57cm">
          <text:p/>
        </draw:line>
        <draw:polyline draw:style-name="gr1" draw:text-style-name="P1" draw:layer="layout" svg:width="0.278cm" svg:height="0.495cm" svg:x="36.064cm" svg:y="15.935cm" svg:viewBox="0 0 279 496" draw:points="0,0 279,279 279,496">
          <text:p/>
        </draw:polyline>
        <draw:line draw:style-name="gr1" draw:text-style-name="P1" draw:layer="layout" svg:x1="36.048cm" svg:y1="15.935cm" svg:x2="35.658cm" svg:y2="16.389cm">
          <text:p/>
        </draw:line>
        <draw:polyline draw:style-name="gr1" draw:text-style-name="P1" draw:layer="layout" svg:width="0.636cm" svg:height="0.565cm" svg:x="35.693cm" svg:y="16.712cm" svg:viewBox="0 0 637 566" draw:points="0,566 354,0 637,566">
          <text:p/>
        </draw:polyline>
        <draw:g>
          <draw:path draw:style-name="gr2" draw:text-style-name="P2" draw:layer="layout" svg:width="0.371cm" svg:height="0.371cm" svg:x="35.861cm" svg:y="15.423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35.861cm" svg:y="15.423cm" svg:viewBox="0 0 372 372" svg:d="M0 186c0-34 8-63 25-93s38-51 68-68 59-25 93-25 63 8 93 25 51 38 68 68 25 59 25 93-8 63-25 93-38 51-68 68-59 25-93 25-63-8-93-25-51-38-68-68-25-59-25-93z">
            <text:p/>
          </draw:path>
        </draw:g>
        <draw:polyline draw:style-name="gr1" draw:text-style-name="P1" draw:layer="layout" svg:width="3.325cm" svg:height="1.662cm" svg:x="8.059cm" svg:y="7.391cm" svg:viewBox="0 0 3326 1663" draw:points="0,1663 1663,0 3326,1663">
          <text:p/>
        </draw:polyline>
        <draw:g>
          <draw:polygon draw:style-name="gr4" draw:text-style-name="P3" draw:layer="layout" svg:width="2.217cm" svg:height="2.771cm" svg:x="8.614cm" svg:y="7.391cm" svg:viewBox="0 0 2218 2772" draw:points="2218,1142 2218,2772 0,2772 0,1120 1109,0">
            <text:p/>
          </draw:polygon>
          <draw:polygon draw:style-name="gr1" draw:text-style-name="P1" draw:layer="layout" svg:width="2.217cm" svg:height="2.771cm" svg:x="8.614cm" svg:y="7.391cm" svg:viewBox="0 0 2218 2772" draw:points="2218,1142 2218,2772 0,2772 0,1120 1109,0">
            <text:p/>
          </draw:polygon>
        </draw:g>
        <draw:line draw:style-name="gr1" draw:text-style-name="P1" draw:layer="layout" svg:x1="9.273cm" svg:y1="8.646cm" svg:x2="9.273cm" svg:y2="9.281cm">
          <text:p/>
        </draw:line>
        <draw:polyline draw:style-name="gr1" draw:text-style-name="P1" draw:layer="layout" svg:width="0.278cm" svg:height="0.495cm" svg:x="9.291cm" svg:y="8.646cm" svg:viewBox="0 0 279 496" draw:points="0,0 279,279 279,496">
          <text:p/>
        </draw:polyline>
        <draw:line draw:style-name="gr1" draw:text-style-name="P1" draw:layer="layout" svg:x1="9.274cm" svg:y1="8.646cm" svg:x2="8.884cm" svg:y2="9.1cm">
          <text:p/>
        </draw:line>
        <draw:polyline draw:style-name="gr1" draw:text-style-name="P1" draw:layer="layout" svg:width="0.636cm" svg:height="0.565cm" svg:x="8.92cm" svg:y="9.423cm" svg:viewBox="0 0 637 566" draw:points="0,566 354,0 637,566">
          <text:p/>
        </draw:polyline>
        <draw:g>
          <draw:path draw:style-name="gr2" draw:text-style-name="P2" draw:layer="layout" svg:width="0.371cm" svg:height="0.371cm" svg:x="9.088cm" svg:y="8.134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9.088cm" svg:y="8.134cm" svg:viewBox="0 0 372 372" svg:d="M0 186c0-34 8-63 25-93s38-51 68-68 59-25 93-25 63 8 93 25 51 38 68 68 25 59 25 93-8 63-25 93-38 51-68 68-59 25-93 25-63-8-93-25-51-38-68-68-25-59-25-93z">
            <text:p/>
          </draw:path>
        </draw:g>
        <draw:line draw:style-name="gr5" draw:text-style-name="P1" draw:layer="layout" svg:x1="6cm" svg:y1="21.639cm" svg:x2="39.5cm" svg:y2="21.639cm">
          <text:p/>
        </draw:line>
        <draw:g>
          <draw:path draw:style-name="gr6" draw:text-style-name="P4" draw:layer="layout" svg:width="2cm" svg:height="2.001cm" svg:x="11.821cm" svg:y="20.639cm" svg:viewBox="0 0 2001 2002" svg:d="M0 1001c0-184 42-341 134-501 92-159 207-274 366-366 160-92 316-134 500-134 185 0 341 42 501 134 159 92 274 207 366 366 92 160 134 317 134 501s-42 341-134 500c-92 160-207 275-366 367-160 92-316 134-500 134-185 0-341-42-501-134-159-92-274-207-366-367-92-159-134-316-134-500z">
            <text:p/>
          </draw:path>
          <draw:path draw:style-name="gr7" draw:text-style-name="P1" draw:layer="layout" svg:width="2cm" svg:height="2.001cm" svg:x="11.821cm" svg:y="20.639cm" svg:viewBox="0 0 2001 2002" svg:d="M0 1001c0-184 42-341 134-501 92-159 207-274 366-366 160-92 316-134 500-134 185 0 341 42 501 134 159 92 274 207 366 366 92 160 134 317 134 501s-42 341-134 500c-92 160-207 275-366 367-160 92-316 134-500 134-185 0-341-42-501-134-159-92-274-207-366-367-92-159-134-316-134-500z">
            <text:p/>
          </draw:path>
        </draw:g>
        <draw:g>
          <draw:path draw:style-name="gr6" draw:text-style-name="P4" draw:layer="layout" svg:width="2cm" svg:height="2.001cm" svg:x="25.921cm" svg:y="20.639cm" svg:viewBox="0 0 2001 2002" svg:d="M0 1001c0-184 42-341 134-501 92-159 207-274 366-366 160-92 316-134 500-134 185 0 341 42 501 134 159 92 274 207 366 366 92 160 134 317 134 501s-42 341-134 500c-92 160-207 275-366 367-160 92-316 134-500 134-185 0-341-42-501-134-159-92-274-207-366-367-92-159-134-316-134-500z">
            <text:p/>
          </draw:path>
          <draw:path draw:style-name="gr7" draw:text-style-name="P1" draw:layer="layout" svg:width="2cm" svg:height="2.001cm" svg:x="25.921cm" svg:y="20.639cm" svg:viewBox="0 0 2001 2002" svg:d="M0 1001c0-184 42-341 134-501 92-159 207-274 366-366 160-92 316-134 500-134 185 0 341 42 501 134 159 92 274 207 366 366 92 160 134 317 134 501s-42 341-134 500c-92 160-207 275-366 367-160 92-316 134-500 134-185 0-341-42-501-134-159-92-274-207-366-367-92-159-134-316-134-500z">
            <text:p/>
          </draw:path>
        </draw:g>
        <draw:g>
          <draw:polygon draw:style-name="gr8" draw:text-style-name="P5" draw:layer="layout" svg:width="2.8cm" svg:height="1.1cm" svg:x="8.881cm" svg:y="20.539cm" svg:viewBox="0 0 2801 1101" draw:points="0,1101 0,600 600,500 800,0 1800,0 2100,500 2801,560 2801,1101">
            <text:p/>
          </draw:polygon>
          <draw:polygon draw:style-name="gr9" draw:text-style-name="P1" draw:layer="layout" svg:width="2.8cm" svg:height="1.1cm" svg:x="8.881cm" svg:y="20.539cm" svg:viewBox="0 0 2801 1101" draw:points="0,1101 0,600 600,500 800,0 1800,0 2100,500 2801,560 2801,1101">
            <text:p/>
          </draw:polygon>
        </draw:g>
        <draw:g>
          <draw:polygon draw:style-name="gr10" draw:text-style-name="P6" draw:layer="layout" svg:width="0.2cm" svg:height="0.14cm" svg:x="11.541cm" svg:y="21.439cm" svg:viewBox="0 0 201 141" draw:points="0,141 201,141 201,0 0,0">
            <text:p/>
          </draw:polygon>
          <draw:polygon draw:style-name="gr9" draw:text-style-name="P1" draw:layer="layout" svg:width="0.2cm" svg:height="0.14cm" svg:x="11.541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8.821cm" svg:y="21.469cm" svg:viewBox="0 0 201 141" draw:points="0,141 201,141 201,0 0,0">
            <text:p/>
          </draw:polygon>
          <draw:polygon draw:style-name="gr9" draw:text-style-name="P1" draw:layer="layout" svg:width="0.2cm" svg:height="0.14cm" svg:x="8.821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11.63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11.63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8.83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8.83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10.231cm" svg:y="20.639cm" svg:viewBox="0 0 641 401" draw:points="641,401 401,0 0,0 0,401">
            <text:p/>
          </draw:polygon>
          <draw:polygon draw:style-name="gr9" draw:text-style-name="P1" draw:layer="layout" svg:width="0.64cm" svg:height="0.4cm" svg:x="10.231cm" svg:y="20.63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9.581cm" svg:y="20.639cm" svg:viewBox="0 0 561 401" draw:points="160,0 561,0 561,401 0,401">
            <text:p/>
          </draw:polygon>
          <draw:polygon draw:style-name="gr9" draw:text-style-name="P1" draw:layer="layout" svg:width="0.56cm" svg:height="0.4cm" svg:x="9.58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1cm" svg:x="9.141cm" svg:y="21.319cm" svg:viewBox="0 0 521 522" svg:d="M0 261c0 48 11 89 35 130 24 42 54 72 95 96 42 24 83 35 131 35 47 0 88-11 130-35 41-24 71-54 95-96 24-41 35-82 35-130s-11-89-35-131c-24-41-54-71-95-95-42-24-83-35-131-35-47 0-88 11-130 35-41 24-71 54-95 95-24 42-35 83-35 131zM200 261c0-11 3-21 8-30 6-10 13-17 22-22 10-6 19-8 31-8 11 0 20 2 30 8 9 5 16 12 22 22 5 9 8 19 8 30s-3 21-8 30c-6 10-13 17-22 22-10 6-19 8-30 8-12 0-21-2-31-8-9-5-16-12-22-22-5-9-8-19-8-30z">
              <text:p/>
            </draw:path>
            <draw:path draw:style-name="gr9" draw:text-style-name="P1" draw:layer="layout" svg:width="0.52cm" svg:height="0.521cm" svg:x="9.141cm" svg:y="21.319cm" svg:viewBox="0 0 521 522" svg:d="M0 261c0 48 11 89 35 130 24 42 54 72 95 96 42 24 83 35 131 35 47 0 88-11 130-35 41-24 71-54 95-96 24-41 35-82 35-130s-11-89-35-131c-24-41-54-71-95-95-42-24-83-35-131-35-47 0-88 11-130 35-41 24-71 54-95 95-24 42-35 83-35 131zM200 261c0-11 3-21 8-30 6-10 13-17 22-22 10-6 19-8 31-8 11 0 20 2 30 8 9 5 16 12 22 22 5 9 8 19 8 30s-3 21-8 30c-6 10-13 17-22 22-10 6-19 8-30 8-12 0-21-2-31-8-9-5-16-12-22-22-5-9-8-19-8-30z">
              <text:p/>
            </draw:path>
          </draw:g>
          <draw:frame draw:style-name="gr14" draw:text-style-name="P1" draw:layer="layout" svg:width="0.282cm" svg:height="1.219cm" svg:x="9.26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9.29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9.29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10.842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10.842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0.961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0.99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0.99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" draw:text-style-name="P1" draw:layer="layout" svg:x1="7.789cm" svg:y1="10.896cm" svg:x2="7.789cm" svg:y2="11.531cm">
          <text:p/>
        </draw:line>
        <draw:polyline draw:style-name="gr1" draw:text-style-name="P1" draw:layer="layout" svg:width="0.278cm" svg:height="0.495cm" svg:x="7.806cm" svg:y="10.896cm" svg:viewBox="0 0 279 496" draw:points="0,0 279,279 279,496">
          <text:p/>
        </draw:polyline>
        <draw:line draw:style-name="gr1" draw:text-style-name="P1" draw:layer="layout" svg:x1="7.79cm" svg:y1="10.896cm" svg:x2="7.4cm" svg:y2="11.35cm">
          <text:p/>
        </draw:line>
        <draw:polyline draw:style-name="gr1" draw:text-style-name="P1" draw:layer="layout" svg:width="0.636cm" svg:height="0.565cm" svg:x="7.435cm" svg:y="11.673cm" svg:viewBox="0 0 637 566" draw:points="0,566 354,0 637,566">
          <text:p/>
        </draw:polyline>
        <draw:g>
          <draw:path draw:style-name="gr2" draw:text-style-name="P2" draw:layer="layout" svg:width="0.371cm" svg:height="0.371cm" svg:x="7.603cm" svg:y="10.384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7.603cm" svg:y="10.384cm" svg:viewBox="0 0 372 372" svg:d="M0 186c0-34 8-63 25-93s38-51 68-68 59-25 93-25 63 8 93 25 51 38 68 68 25 59 25 93-8 63-25 93-38 51-68 68-59 25-93 25-63-8-93-25-51-38-68-68-25-59-25-93z">
            <text:p/>
          </draw:path>
        </draw:g>
        <draw:line draw:style-name="gr16" draw:text-style-name="P1" draw:layer="layout" svg:x1="6.484cm" svg:y1="7.226cm" svg:x2="8.585cm" svg:y2="8.192cm">
          <text:p/>
        </draw:line>
        <draw:frame draw:style-name="gr17" draw:text-style-name="P1" draw:layer="layout" svg:width="5.784cm" svg:height="0.986cm" svg:x="3.6cm" svg:y="6.35cm">
          <draw:text-box>
            <text:p text:style-name="P11"><text:span text:style-name="T1">ActivityEndEvent</text:span></text:p>
          </draw:text-box>
        </draw:frame>
        <draw:line draw:style-name="gr16" draw:text-style-name="P1" draw:layer="layout" svg:x1="11.564cm" svg:y1="11.023cm" svg:x2="8.263cm" svg:y2="11.824cm">
          <text:p/>
        </draw:line>
        <draw:frame draw:style-name="gr17" draw:text-style-name="P1" draw:layer="layout" svg:width="7.284cm" svg:height="0.986cm" svg:x="11.421cm" svg:y="10.247cm">
          <draw:text-box>
            <text:p text:style-name="P11"><text:span text:style-name="T1">PersonDepartureEvent</text:span></text:p>
          </draw:text-box>
        </draw:frame>
        <draw:g>
          <draw:polygon draw:style-name="gr8" draw:text-style-name="P5" draw:layer="layout" svg:width="2.8cm" svg:height="1.1cm" svg:x="6.381cm" svg:y="17.389cm" svg:viewBox="0 0 2801 1101" draw:points="0,1101 0,600 600,500 800,0 1800,0 2100,500 2801,560 2801,1101">
            <text:p/>
          </draw:polygon>
          <draw:polygon draw:style-name="gr9" draw:text-style-name="P1" draw:layer="layout" svg:width="2.8cm" svg:height="1.1cm" svg:x="6.381cm" svg:y="17.389cm" svg:viewBox="0 0 2801 1101" draw:points="0,1101 0,600 600,500 800,0 1800,0 2100,500 2801,560 2801,1101">
            <text:p/>
          </draw:polygon>
        </draw:g>
        <draw:g>
          <draw:polygon draw:style-name="gr10" draw:text-style-name="P6" draw:layer="layout" svg:width="0.2cm" svg:height="0.14cm" svg:x="9.041cm" svg:y="18.289cm" svg:viewBox="0 0 201 141" draw:points="0,141 201,141 201,0 0,0">
            <text:p/>
          </draw:polygon>
          <draw:polygon draw:style-name="gr9" draw:text-style-name="P1" draw:layer="layout" svg:width="0.2cm" svg:height="0.14cm" svg:x="9.041cm" svg:y="18.28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6.321cm" svg:y="18.319cm" svg:viewBox="0 0 201 141" draw:points="0,141 201,141 201,0 0,0">
            <text:p/>
          </draw:polygon>
          <draw:polygon draw:style-name="gr9" draw:text-style-name="P1" draw:layer="layout" svg:width="0.2cm" svg:height="0.14cm" svg:x="6.321cm" svg:y="18.319cm" svg:viewBox="0 0 201 141" draw:points="0,141 201,141 201,0 0,0">
            <text:p/>
          </draw:polygon>
        </draw:g>
        <draw:g>
          <draw:path draw:style-name="gr11" draw:text-style-name="P7" draw:layer="layout" svg:width="0.099cm" svg:height="0.199cm" svg:x="9.131cm" svg:y="18.02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9.131cm" svg:y="18.02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ath draw:style-name="gr12" draw:text-style-name="P8" draw:layer="layout" svg:width="0.099cm" svg:height="0.199cm" svg:x="6.331cm" svg:y="18.06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6.331cm" svg:y="18.06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7.731cm" svg:y="17.489cm" svg:viewBox="0 0 641 401" draw:points="641,401 401,0 0,0 0,401">
            <text:p/>
          </draw:polygon>
          <draw:polygon draw:style-name="gr9" draw:text-style-name="P1" draw:layer="layout" svg:width="0.64cm" svg:height="0.4cm" svg:x="7.731cm" svg:y="17.48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7.081cm" svg:y="17.489cm" svg:viewBox="0 0 561 401" draw:points="160,0 561,0 561,401 0,401">
            <text:p/>
          </draw:polygon>
          <draw:polygon draw:style-name="gr9" draw:text-style-name="P1" draw:layer="layout" svg:width="0.56cm" svg:height="0.4cm" svg:x="7.081cm" svg:y="17.48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1cm" svg:x="6.641cm" svg:y="18.169cm" svg:viewBox="0 0 521 522" svg:d="M0 261c0 48 11 89 35 130 24 42 54 72 95 96 42 24 83 35 131 35 47 0 88-11 130-35 41-24 71-54 95-96 24-41 35-82 35-130s-11-89-35-131c-24-41-54-71-95-95-42-24-83-35-131-35-47 0-88 11-130 35-41 24-71 54-95 95-24 42-35 83-35 131zM200 261c0-11 3-21 8-30 6-10 13-17 22-22 10-6 19-8 31-8 11 0 20 2 30 8 9 5 16 12 22 22 5 9 8 19 8 30s-3 21-8 30c-6 10-13 17-22 22-10 6-19 8-30 8-12 0-21-2-31-8-9-5-16-12-22-22-5-9-8-19-8-30z">
              <text:p/>
            </draw:path>
            <draw:path draw:style-name="gr9" draw:text-style-name="P1" draw:layer="layout" svg:width="0.52cm" svg:height="0.521cm" svg:x="6.641cm" svg:y="18.169cm" svg:viewBox="0 0 521 522" svg:d="M0 261c0 48 11 89 35 130 24 42 54 72 95 96 42 24 83 35 131 35 47 0 88-11 130-35 41-24 71-54 95-96 24-41 35-82 35-130s-11-89-35-131c-24-41-54-71-95-95-42-24-83-35-131-35-47 0-88 11-130 35-41 24-71 54-95 95-24 42-35 83-35 131zM200 261c0-11 3-21 8-30 6-10 13-17 22-22 10-6 19-8 31-8 11 0 20 2 30 8 9 5 16 12 22 22 5 9 8 19 8 30s-3 21-8 30c-6 10-13 17-22 22-10 6-19 8-30 8-12 0-21-2-31-8-9-5-16-12-22-22-5-9-8-19-8-30z">
              <text:p/>
            </draw:path>
          </draw:g>
          <draw:frame draw:style-name="gr14" draw:text-style-name="P1" draw:layer="layout" svg:width="0.282cm" svg:height="1.219cm" svg:x="6.76cm" svg:y="17.55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6.794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6.794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1cm" svg:x="8.342cm" svg:y="18.169cm" svg:viewBox="0 0 521 522" svg:d="M0 261c0 48 11 89 35 130 24 42 54 72 95 96 42 24 83 35 131 35 47 0 88-11 130-35 41-24 71-54 95-96 24-41 35-82 35-130s-11-89-35-131c-24-41-54-71-95-95-42-24-83-35-131-35-47 0-88 11-130 35-41 24-71 54-95 95-24 42-35 83-35 131zM199 261c0-11 3-21 9-30 5-10 12-17 22-23 9-5 19-8 30-8s21 3 30 8c10 6 17 13 22 23 6 9 9 19 9 30s-3 21-9 30c-5 10-12 17-22 23-9 5-19 8-30 8s-21-3-30-8c-10-6-17-13-22-23-6-9-9-19-9-30z">
              <text:p/>
            </draw:path>
            <draw:path draw:style-name="gr9" draw:text-style-name="P1" draw:layer="layout" svg:width="0.52cm" svg:height="0.521cm" svg:x="8.342cm" svg:y="18.169cm" svg:viewBox="0 0 521 522" svg:d="M0 261c0 48 11 89 35 130 24 42 54 72 95 96 42 24 83 35 131 35 47 0 88-11 130-35 41-24 71-54 95-96 24-41 35-82 35-130s-11-89-35-131c-24-41-54-71-95-95-42-24-83-35-131-35-47 0-88 11-130 35-41 24-71 54-95 95-24 42-35 83-35 131zM199 261c0-11 3-21 9-30 5-10 12-17 22-23 9-5 19-8 30-8s21 3 30 8c10 6 17 13 22 23 6 9 9 19 9 30s-3 21-9 30c-5 10-12 17-22 23-9 5-19 8-30 8s-21-3-30-8c-10-6-17-13-22-23-6-9-9-19-9-30z">
              <text:p/>
            </draw:path>
          </draw:g>
          <draw:frame draw:style-name="gr14" draw:text-style-name="P1" draw:layer="layout" svg:width="0.282cm" svg:height="1.219cm" svg:x="8.461cm" svg:y="17.55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8.495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8.495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8" draw:text-style-name="P1" draw:layer="layout" svg:x1="9.145cm" svg:y1="10.361cm" svg:x2="8.244cm" svg:y2="11.462cm">
          <text:p/>
        </draw:line>
        <draw:line draw:style-name="gr18" draw:text-style-name="P1" draw:layer="layout" svg:x1="7.75cm" svg:y1="12.2cm" svg:x2="7.75cm" svg:y2="14.45cm">
          <text:p/>
        </draw:line>
        <draw:line draw:style-name="gr16" draw:text-style-name="P1" draw:layer="layout" svg:x1="10.795cm" svg:y1="17.018cm" svg:x2="9.144cm" svg:y2="19.177cm">
          <text:p/>
        </draw:line>
        <draw:frame draw:style-name="gr19" draw:text-style-name="P12" draw:layer="layout" svg:width="8.378cm" svg:height="1.829cm" svg:x="10.245cm" svg:y="15.867cm">
          <draw:text-box>
            <text:p text:style-name="P11"><text:span text:style-name="T1">VehicleEntersTrafficEvent</text:span><text:span text:style-name="T1"><text:line-break/></text:span><text:span text:style-name="T1">(old: Wait2LinkEvent)</text:span></text:p>
          </draw:text-box>
        </draw:frame>
        <draw:line draw:style-name="gr18" draw:text-style-name="P1" draw:layer="layout" svg:x1="8.021cm" svg:y1="18.739cm" svg:x2="9.472cm" svg:y2="20.44cm">
          <text:p/>
        </draw:line>
        <draw:line draw:style-name="gr16" draw:text-style-name="P1" draw:layer="layout" svg:x1="12.022cm" svg:y1="19.08cm" svg:x2="11.684cm" svg:y2="20.701cm">
          <text:p/>
        </draw:line>
        <draw:frame draw:style-name="gr17" draw:text-style-name="P1" draw:layer="layout" svg:width="5.342cm" svg:height="0.986cm" svg:x="9.979cm" svg:y="18.086cm">
          <draw:text-box>
            <text:p text:style-name="P11"><text:span text:style-name="T1">LinkLeaveEvent</text:span></text:p>
          </draw:text-box>
        </draw:frame>
        <draw:g>
          <draw:polygon draw:style-name="gr8" draw:text-style-name="P5" draw:layer="layout" svg:width="2.8cm" svg:height="1.1cm" svg:x="13.961cm" svg:y="20.539cm" svg:viewBox="0 0 2801 1101" draw:points="0,1101 0,600 599,500 801,0 1800,0 2100,500 2801,560 2801,1101">
            <text:p/>
          </draw:polygon>
          <draw:polygon draw:style-name="gr9" draw:text-style-name="P1" draw:layer="layout" svg:width="2.8cm" svg:height="1.1cm" svg:x="13.961cm" svg:y="20.539cm" svg:viewBox="0 0 2801 1101" draw:points="0,1101 0,600 599,500 801,0 1800,0 2100,500 2801,560 2801,1101">
            <text:p/>
          </draw:polygon>
        </draw:g>
        <draw:g>
          <draw:polygon draw:style-name="gr10" draw:text-style-name="P6" draw:layer="layout" svg:width="0.2cm" svg:height="0.14cm" svg:x="16.621cm" svg:y="21.439cm" svg:viewBox="0 0 201 141" draw:points="0,141 201,141 201,0 0,0">
            <text:p/>
          </draw:polygon>
          <draw:polygon draw:style-name="gr9" draw:text-style-name="P1" draw:layer="layout" svg:width="0.2cm" svg:height="0.14cm" svg:x="16.621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13.901cm" svg:y="21.469cm" svg:viewBox="0 0 201 141" draw:points="0,141 201,141 201,0 0,0">
            <text:p/>
          </draw:polygon>
          <draw:polygon draw:style-name="gr9" draw:text-style-name="P1" draw:layer="layout" svg:width="0.2cm" svg:height="0.14cm" svg:x="13.901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16.71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16.71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13.91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13.91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15.311cm" svg:y="20.639cm" svg:viewBox="0 0 641 401" draw:points="641,401 401,0 0,0 0,401">
            <text:p/>
          </draw:polygon>
          <draw:polygon draw:style-name="gr9" draw:text-style-name="P1" draw:layer="layout" svg:width="0.64cm" svg:height="0.4cm" svg:x="15.311cm" svg:y="20.63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14.661cm" svg:y="20.639cm" svg:viewBox="0 0 561 401" draw:points="160,0 561,0 561,401 0,401">
            <text:p/>
          </draw:polygon>
          <draw:polygon draw:style-name="gr9" draw:text-style-name="P1" draw:layer="layout" svg:width="0.56cm" svg:height="0.4cm" svg:x="14.66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14.221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14.221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4.34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4.37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4.37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15.922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15.922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6.041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6.07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6.07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15.621cm" svg:y1="19.05cm" svg:x2="14.224cm" svg:y2="20.574cm">
          <text:p/>
        </draw:line>
        <draw:frame draw:style-name="gr17" draw:text-style-name="P1" draw:layer="layout" svg:width="5.342cm" svg:height="0.986cm" svg:x="15.15cm" svg:y="18.086cm">
          <draw:text-box>
            <text:p text:style-name="P11"><text:span text:style-name="T1">LinkEnterEvent</text:span></text:p>
          </draw:text-box>
        </draw:frame>
        <draw:line draw:style-name="gr18" draw:text-style-name="P1" draw:layer="layout" svg:x1="11.87cm" svg:y1="21.328cm" svg:x2="13.81cm" svg:y2="21.328cm">
          <text:p/>
        </draw:line>
        <draw:g>
          <draw:path draw:style-name="gr6" draw:text-style-name="P4" draw:layer="layout" svg:width="2cm" svg:height="2cm" svg:x="34.821cm" svg:y="20.639cm" svg:viewBox="0 0 2001 2001" svg:d="M0 1001c0-185 42-341 134-501 92-159 207-274 366-366 160-92 316-134 500-134 185 0 341 42 501 134 159 92 274 207 366 366 92 160 134 316 134 500v1c0 184-42 340-134 500-92 159-207 274-366 366-160 92-316 134-500 134-185 0-341-42-501-134-159-92-274-207-366-366-92-160-134-316-134-500z">
            <text:p/>
          </draw:path>
          <draw:path draw:style-name="gr7" draw:text-style-name="P1" draw:layer="layout" svg:width="2cm" svg:height="2cm" svg:x="34.821cm" svg:y="20.639cm" svg:viewBox="0 0 2001 2001" svg:d="M0 1001c0-185 42-341 134-501 92-159 207-274 366-366 160-92 316-134 500-134 185 0 341 42 501 134 159 92 274 207 366 366 92 160 134 316 134 500v1c0 184-42 340-134 500-92 159-207 274-366 366-160 92-316 134-500 134-185 0-341-42-501-134-159-92-274-207-366-366-92-160-134-316-134-500z">
            <text:p/>
          </draw:path>
        </draw:g>
        <draw:g>
          <draw:polygon draw:style-name="gr8" draw:text-style-name="P5" draw:layer="layout" svg:width="2.8cm" svg:height="1.1cm" svg:x="23.01cm" svg:y="20.5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23.01cm" svg:y="20.5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25.67cm" svg:y="21.439cm" svg:viewBox="0 0 201 141" draw:points="0,141 201,141 201,0 0,0">
            <text:p/>
          </draw:polygon>
          <draw:polygon draw:style-name="gr9" draw:text-style-name="P1" draw:layer="layout" svg:width="0.2cm" svg:height="0.14cm" svg:x="25.67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2.95cm" svg:y="21.469cm" svg:viewBox="0 0 201 141" draw:points="0,141 201,141 201,0 0,0">
            <text:p/>
          </draw:polygon>
          <draw:polygon draw:style-name="gr9" draw:text-style-name="P1" draw:layer="layout" svg:width="0.2cm" svg:height="0.14cm" svg:x="22.95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25.76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25.76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2.96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2.96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4.36cm" svg:y="20.639cm" svg:viewBox="0 0 641 401" draw:points="641,401 400,0 0,0 0,401">
            <text:p/>
          </draw:polygon>
          <draw:polygon draw:style-name="gr9" draw:text-style-name="P1" draw:layer="layout" svg:width="0.64cm" svg:height="0.4cm" svg:x="24.36cm" svg:y="20.6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3.71cm" svg:y="20.639cm" svg:viewBox="0 0 561 401" draw:points="160,0 561,0 561,401 0,401">
            <text:p/>
          </draw:polygon>
          <draw:polygon draw:style-name="gr9" draw:text-style-name="P1" draw:layer="layout" svg:width="0.56cm" svg:height="0.4cm" svg:x="23.7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23.27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23.27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3.38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3.42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3.42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04cm" svg:x="24.971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04cm" svg:x="24.971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5.0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5.12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5.12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26.151cm" svg:y1="19.08cm" svg:x2="26.035cm" svg:y2="20.701cm">
          <text:p/>
        </draw:line>
        <draw:frame draw:style-name="gr17" draw:text-style-name="P1" draw:layer="layout" svg:width="5.342cm" svg:height="0.986cm" svg:x="22.408cm" svg:y="18.086cm">
          <draw:text-box>
            <text:p text:style-name="P11"><text:span text:style-name="T1">LinkLeaveEvent</text:span></text:p>
          </draw:text-box>
        </draw:frame>
        <draw:g>
          <draw:polygon draw:style-name="gr8" draw:text-style-name="P5" draw:layer="layout" svg:width="2.8cm" svg:height="1.1cm" svg:x="28.09cm" svg:y="20.5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28.09cm" svg:y="20.5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30.75cm" svg:y="21.439cm" svg:viewBox="0 0 201 141" draw:points="0,141 201,141 201,0 0,0">
            <text:p/>
          </draw:polygon>
          <draw:polygon draw:style-name="gr9" draw:text-style-name="P1" draw:layer="layout" svg:width="0.2cm" svg:height="0.14cm" svg:x="30.75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8.03cm" svg:y="21.469cm" svg:viewBox="0 0 201 141" draw:points="0,141 201,141 201,0 0,0">
            <text:p/>
          </draw:polygon>
          <draw:polygon draw:style-name="gr9" draw:text-style-name="P1" draw:layer="layout" svg:width="0.2cm" svg:height="0.14cm" svg:x="28.03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30.84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30.84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8.04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8.04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9.44cm" svg:y="20.639cm" svg:viewBox="0 0 641 401" draw:points="641,401 400,0 0,0 0,401">
            <text:p/>
          </draw:polygon>
          <draw:polygon draw:style-name="gr9" draw:text-style-name="P1" draw:layer="layout" svg:width="0.64cm" svg:height="0.4cm" svg:x="29.44cm" svg:y="20.6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8.79cm" svg:y="20.639cm" svg:viewBox="0 0 561 401" draw:points="160,0 561,0 561,401 0,401">
            <text:p/>
          </draw:polygon>
          <draw:polygon draw:style-name="gr9" draw:text-style-name="P1" draw:layer="layout" svg:width="0.56cm" svg:height="0.4cm" svg:x="28.79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04cm" svg:x="28.35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04cm" svg:x="28.35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8.46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8.50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8.50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30.051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30.051cm" svg:y="21.319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0.17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0.20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0.20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29.322cm" svg:y1="19.05cm" svg:x2="28.321cm" svg:y2="20.751cm">
          <text:p/>
        </draw:line>
        <draw:frame draw:style-name="gr17" draw:text-style-name="P1" draw:layer="layout" svg:width="5.342cm" svg:height="0.986cm" svg:x="27.879cm" svg:y="18.086cm">
          <draw:text-box>
            <text:p text:style-name="P11"><text:span text:style-name="T1">LinkEnterEvent</text:span></text:p>
          </draw:text-box>
        </draw:frame>
        <draw:line draw:style-name="gr18" draw:text-style-name="P1" draw:layer="layout" svg:x1="25.999cm" svg:y1="21.328cm" svg:x2="27.939cm" svg:y2="21.328cm">
          <text:p/>
        </draw:line>
        <draw:line draw:style-name="gr18" draw:text-style-name="P1" draw:layer="layout" svg:x1="17.121cm" svg:y1="21.339cm" svg:x2="22.761cm" svg:y2="21.339cm">
          <text:p/>
        </draw:line>
        <draw:polyline draw:style-name="gr1" draw:text-style-name="P1" draw:layer="layout" svg:width="3.325cm" svg:height="1.662cm" svg:x="36.317cm" svg:y="7.371cm" svg:viewBox="0 0 3326 1663" draw:points="0,1663 1662,0 3326,1663">
          <text:p/>
        </draw:polyline>
        <draw:g>
          <draw:polygon draw:style-name="gr4" draw:text-style-name="P3" draw:layer="layout" svg:width="2.217cm" svg:height="2.771cm" svg:x="36.871cm" svg:y="7.371cm" svg:viewBox="0 0 2218 2772" draw:points="2218,1142 2218,2772 0,2772 0,1120 1109,0">
            <text:p/>
          </draw:polygon>
          <draw:polygon draw:style-name="gr1" draw:text-style-name="P1" draw:layer="layout" svg:width="2.217cm" svg:height="2.771cm" svg:x="36.871cm" svg:y="7.371cm" svg:viewBox="0 0 2218 2772" draw:points="2218,1142 2218,2772 0,2772 0,1120 1109,0">
            <text:p/>
          </draw:polygon>
        </draw:g>
        <draw:line draw:style-name="gr1" draw:text-style-name="P1" draw:layer="layout" svg:x1="37.531cm" svg:y1="8.627cm" svg:x2="37.531cm" svg:y2="9.262cm">
          <text:p/>
        </draw:line>
        <draw:polyline draw:style-name="gr1" draw:text-style-name="P1" draw:layer="layout" svg:width="0.278cm" svg:height="0.495cm" svg:x="37.548cm" svg:y="8.627cm" svg:viewBox="0 0 279 496" draw:points="0,0 279,279 279,496">
          <text:p/>
        </draw:polyline>
        <draw:line draw:style-name="gr1" draw:text-style-name="P1" draw:layer="layout" svg:x1="37.532cm" svg:y1="8.627cm" svg:x2="37.142cm" svg:y2="9.081cm">
          <text:p/>
        </draw:line>
        <draw:polyline draw:style-name="gr1" draw:text-style-name="P1" draw:layer="layout" svg:width="0.636cm" svg:height="0.565cm" svg:x="37.177cm" svg:y="9.404cm" svg:viewBox="0 0 637 566" draw:points="0,566 354,0 637,566">
          <text:p/>
        </draw:polyline>
        <draw:g>
          <draw:path draw:style-name="gr2" draw:text-style-name="P2" draw:layer="layout" svg:width="0.371cm" svg:height="0.371cm" svg:x="37.345cm" svg:y="8.115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37.345cm" svg:y="8.115cm" svg:viewBox="0 0 372 372" svg:d="M0 186c0-34 8-63 25-93s38-51 68-68 59-25 93-25 63 8 93 25 51 38 68 68 25 59 25 93-8 63-25 93-38 51-68 68-59 25-93 25-63-8-93-25-51-38-68-68-25-59-25-93z">
            <text:p/>
          </draw:path>
        </draw:g>
        <draw:line draw:style-name="gr1" draw:text-style-name="P1" draw:layer="layout" svg:x1="36.046cm" svg:y1="10.877cm" svg:x2="36.046cm" svg:y2="11.512cm">
          <text:p/>
        </draw:line>
        <draw:polyline draw:style-name="gr1" draw:text-style-name="P1" draw:layer="layout" svg:width="0.278cm" svg:height="0.495cm" svg:x="36.064cm" svg:y="10.877cm" svg:viewBox="0 0 279 496" draw:points="0,0 279,279 279,496">
          <text:p/>
        </draw:polyline>
        <draw:line draw:style-name="gr1" draw:text-style-name="P1" draw:layer="layout" svg:x1="36.048cm" svg:y1="10.877cm" svg:x2="35.658cm" svg:y2="11.331cm">
          <text:p/>
        </draw:line>
        <draw:polyline draw:style-name="gr1" draw:text-style-name="P1" draw:layer="layout" svg:width="0.636cm" svg:height="0.565cm" svg:x="35.693cm" svg:y="11.654cm" svg:viewBox="0 0 637 566" draw:points="0,566 354,0 637,566">
          <text:p/>
        </draw:polyline>
        <draw:g>
          <draw:path draw:style-name="gr2" draw:text-style-name="P2" draw:layer="layout" svg:width="0.371cm" svg:height="0.371cm" svg:x="35.861cm" svg:y="10.365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35.861cm" svg:y="10.365cm" svg:viewBox="0 0 372 372" svg:d="M0 186c0-34 8-63 25-93s38-51 68-68 59-25 93-25 63 8 93 25 51 38 68 68 25 59 25 93-8 63-25 93-38 51-68 68-59 25-93 25-63-8-93-25-51-38-68-68-25-59-25-93z">
            <text:p/>
          </draw:path>
        </draw:g>
        <draw:line draw:style-name="gr16" draw:text-style-name="P1" draw:layer="layout" svg:x1="34.742cm" svg:y1="7.206cm" svg:x2="36.843cm" svg:y2="8.172cm">
          <text:p/>
        </draw:line>
        <draw:frame draw:style-name="gr17" draw:text-style-name="P1" draw:layer="layout" svg:width="5.784cm" svg:height="0.986cm" svg:x="31.858cm" svg:y="6.331cm">
          <draw:text-box>
            <text:p text:style-name="P11"><text:span text:style-name="T1">ActivityStartEvent</text:span></text:p>
          </draw:text-box>
        </draw:frame>
        <draw:line draw:style-name="gr16" draw:text-style-name="P1" draw:layer="layout" svg:x1="33.384cm" svg:y1="10.529cm" svg:x2="35.485cm" svg:y2="11.495cm">
          <text:p/>
        </draw:line>
        <draw:frame draw:style-name="gr17" draw:text-style-name="P1" draw:layer="layout" svg:width="7.284cm" svg:height="0.986cm" svg:x="29cm" svg:y="9.654cm">
          <draw:text-box>
            <text:p text:style-name="P11"><text:span text:style-name="T1">PersonArrivalEvent</text:span></text:p>
          </draw:text-box>
        </draw:frame>
        <draw:line draw:style-name="gr18" draw:text-style-name="P1" draw:layer="layout" svg:x1="36.5cm" svg:y1="11.682cm" svg:x2="37.251cm" svg:y2="10.331cm">
          <text:p/>
        </draw:line>
        <draw:polyline draw:style-name="gr18" draw:text-style-name="P1" draw:layer="layout" svg:width="4.2cm" svg:height="1.561cm" svg:x="31.021cm" svg:y="19.539cm" svg:viewBox="0 0 4201 1562" draw:points="0,1562 3001,1548 4201,0">
          <text:p/>
        </draw:polyline>
        <draw:g>
          <draw:polygon draw:style-name="gr8" draw:text-style-name="P5" draw:layer="layout" svg:width="2.8cm" svg:height="1.1cm" svg:x="34.781cm" svg:y="18.1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34.781cm" svg:y="18.1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37.441cm" svg:y="19.039cm" svg:viewBox="0 0 201 141" draw:points="0,141 201,141 201,0 0,0">
            <text:p/>
          </draw:polygon>
          <draw:polygon draw:style-name="gr9" draw:text-style-name="P1" draw:layer="layout" svg:width="0.2cm" svg:height="0.14cm" svg:x="37.441cm" svg:y="19.0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34.721cm" svg:y="19.069cm" svg:viewBox="0 0 201 141" draw:points="0,141 201,141 201,0 0,0">
            <text:p/>
          </draw:polygon>
          <draw:polygon draw:style-name="gr9" draw:text-style-name="P1" draw:layer="layout" svg:width="0.2cm" svg:height="0.14cm" svg:x="34.721cm" svg:y="19.0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37.531cm" svg:y="18.7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37.531cm" svg:y="18.7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34.731cm" svg:y="18.81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34.731cm" svg:y="18.81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36.131cm" svg:y="18.239cm" svg:viewBox="0 0 641 401" draw:points="641,401 400,0 0,0 0,401">
            <text:p/>
          </draw:polygon>
          <draw:polygon draw:style-name="gr9" draw:text-style-name="P1" draw:layer="layout" svg:width="0.64cm" svg:height="0.4cm" svg:x="36.131cm" svg:y="18.2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35.481cm" svg:y="18.239cm" svg:viewBox="0 0 561 401" draw:points="160,0 561,0 561,401 0,401">
            <text:p/>
          </draw:polygon>
          <draw:polygon draw:style-name="gr9" draw:text-style-name="P1" draw:layer="layout" svg:width="0.56cm" svg:height="0.4cm" svg:x="35.481cm" svg:y="18.2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04cm" svg:x="35.041cm" svg:y="18.9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04cm" svg:x="35.041cm" svg:y="18.9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5.16cm" svg:y="18.3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5.194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5.194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05cm" svg:x="36.742cm" svg:y="18.919cm" svg:viewBox="0 0 521 506" svg:d="M0 261c3 42 13 78 34 114 24 42 54 72 96 96s82 35 131 35c48 0 88-11 130-35s72-54 96-96c21-36 31-72 34-114 0-48-11-89-35-130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05cm" svg:x="36.742cm" svg:y="18.919cm" svg:viewBox="0 0 521 506" svg:d="M0 261c3 42 13 78 34 114 24 42 54 72 96 96s82 35 131 35c48 0 88-11 130-35s72-54 96-96c21-36 31-72 34-114 0-48-11-89-35-130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6.861cm" svg:y="18.3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6.895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6.895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8" draw:text-style-name="P1" draw:layer="layout" svg:x1="36.021cm" svg:y1="15.199cm" svg:x2="36.021cm" svg:y2="12.519cm">
          <text:p/>
        </draw:line>
        <draw:line draw:style-name="gr18" draw:text-style-name="P1" draw:layer="layout" svg:x1="36cm" svg:y1="18cm" svg:x2="36cm" svg:y2="17.35cm">
          <text:p/>
        </draw:line>
        <draw:frame draw:style-name="gr17" draw:text-style-name="P1" draw:layer="layout" svg:width="8.984cm" svg:height="0.986cm" svg:x="26.924cm" svg:y="13.492cm">
          <draw:text-box>
            <text:p text:style-name="P11"><text:span text:style-name="T1">PersonLeavesVehicleEvent</text:span></text:p>
          </draw:text-box>
        </draw:frame>
        <draw:line draw:style-name="gr1" draw:text-style-name="P1" draw:layer="layout" svg:x1="7.739cm" svg:y1="15.158cm" svg:x2="7.739cm" svg:y2="15.793cm">
          <text:p/>
        </draw:line>
        <draw:polyline draw:style-name="gr1" draw:text-style-name="P1" draw:layer="layout" svg:width="0.278cm" svg:height="0.495cm" svg:x="7.756cm" svg:y="15.158cm" svg:viewBox="0 0 279 496" draw:points="0,0 279,279 279,496">
          <text:p/>
        </draw:polyline>
        <draw:line draw:style-name="gr1" draw:text-style-name="P1" draw:layer="layout" svg:x1="7.74cm" svg:y1="15.158cm" svg:x2="7.35cm" svg:y2="15.612cm">
          <text:p/>
        </draw:line>
        <draw:polyline draw:style-name="gr1" draw:text-style-name="P1" draw:layer="layout" svg:width="0.636cm" svg:height="0.565cm" svg:x="7.385cm" svg:y="15.935cm" svg:viewBox="0 0 637 566" draw:points="0,566 354,0 637,566">
          <text:p/>
        </draw:polyline>
        <draw:g>
          <draw:path draw:style-name="gr2" draw:text-style-name="P2" draw:layer="layout" svg:width="0.371cm" svg:height="0.371cm" svg:x="7.553cm" svg:y="14.646cm" svg:viewBox="0 0 372 372" svg:d="M0 186c0-34 8-63 25-93s38-51 68-68 59-25 93-25 63 8 93 25 51 38 68 68 25 59 25 93-8 63-25 93-38 51-68 68-59 25-93 25-63-8-93-25-51-38-68-68-25-59-25-93z">
            <text:p/>
          </draw:path>
          <draw:path draw:style-name="gr3" draw:text-style-name="P1" draw:layer="layout" svg:width="0.371cm" svg:height="0.371cm" svg:x="7.553cm" svg:y="14.646cm" svg:viewBox="0 0 372 372" svg:d="M0 186c0-34 8-63 25-93s38-51 68-68 59-25 93-25 63 8 93 25 51 38 68 68 25 59 25 93-8 63-25 93-38 51-68 68-59 25-93 25-63-8-93-25-51-38-68-68-25-59-25-93z">
            <text:p/>
          </draw:path>
        </draw:g>
        <draw:line draw:style-name="gr18" draw:text-style-name="P1" draw:layer="layout" svg:x1="7.75cm" svg:y1="16.6cm" svg:x2="7.75cm" svg:y2="17.318cm">
          <text:p/>
        </draw:line>
        <draw:line draw:style-name="gr16" draw:text-style-name="P1" draw:layer="layout" svg:x1="10.001cm" svg:y1="14.559cm" svg:x2="8.3cm" svg:y2="15.624cm">
          <text:p/>
        </draw:line>
        <draw:frame draw:style-name="gr17" draw:text-style-name="P1" draw:layer="layout" svg:width="8.484cm" svg:height="0.986cm" svg:x="9.516cm" svg:y="13.566cm">
          <draw:text-box>
            <text:p text:style-name="P11"><text:span text:style-name="T1">PersonEntersVehicleEvent</text:span></text:p>
          </draw:text-box>
        </draw:frame>
        <draw:line draw:style-name="gr16" draw:text-style-name="P1" draw:layer="layout" svg:x1="33.909cm" svg:y1="14.478cm" svg:x2="35.418cm" svg:y2="16.378cm">
          <text:p/>
        </draw:line>
        <draw:frame draw:style-name="gr17" draw:text-style-name="P1" draw:layer="layout" svg:width="8.984cm" svg:height="0.986cm" svg:x="25.179cm" svg:y="15.651cm">
          <draw:text-box>
            <text:p text:style-name="P11"><text:span text:style-name="T1">VehicleLeavesTrafficEvent</text:span></text:p>
          </draw:text-box>
        </draw:frame>
        <draw:line draw:style-name="gr16" draw:text-style-name="P1" draw:layer="layout" svg:x1="33.147cm" svg:y1="16.51cm" svg:x2="34.036cm" svg:y2="19.05cm">
          <text:p/>
        </draw:line>
      </draw:page>
      <draw:page draw:name="page2" draw:style-name="dp1" draw:master-page-name="PM1">
        <draw:frame draw:style-name="gr20" draw:layer="layout" svg:width="30.11cm" svg:height="12.039cm" svg:x="5.945cm" svg:y="15.162cm">
          <draw:image xlink:href="Pictures/1000000000000472000001C7F6FA9A74.bmp" xlink:type="simple" xlink:show="embed" xlink:actuate="onLoad">
            <text:p/>
          </draw:image>
        </draw:frame>
        <draw:polyline draw:style-name="gr1" draw:text-style-name="P1" draw:layer="layout" svg:width="1.65cm" svg:height="0.825cm" svg:x="11.341cm" svg:y="4.012cm" svg:viewBox="0 0 1651 826" draw:points="0,826 825,0 1651,826">
          <text:p/>
        </draw:polyline>
        <draw:g>
          <draw:polygon draw:style-name="gr4" draw:text-style-name="P3" draw:layer="layout" svg:width="1.1cm" svg:height="1.375cm" svg:x="11.616cm" svg:y="4.012cm" svg:viewBox="0 0 1101 1376" draw:points="1101,566 1101,1376 0,1376 0,555 551,0">
            <text:p/>
          </draw:polygon>
          <draw:polygon draw:style-name="gr1" draw:text-style-name="P1" draw:layer="layout" svg:width="1.1cm" svg:height="1.375cm" svg:x="11.616cm" svg:y="4.012cm" svg:viewBox="0 0 1101 1376" draw:points="1101,566 1101,1376 0,1376 0,555 551,0">
            <text:p/>
          </draw:polygon>
        </draw:g>
        <draw:line draw:style-name="gr1" draw:text-style-name="P1" draw:layer="layout" svg:x1="18.833cm" svg:y1="6.863cm" svg:x2="18.833cm" svg:y2="7.577cm">
          <text:p/>
        </draw:line>
        <draw:polyline draw:style-name="gr1" draw:text-style-name="P1" draw:layer="layout" svg:width="0.312cm" svg:height="0.555cm" svg:x="18.853cm" svg:y="6.863cm" svg:viewBox="0 0 313 556" draw:points="0,0 313,313 313,556">
          <text:p/>
        </draw:polyline>
        <draw:line draw:style-name="gr1" draw:text-style-name="P1" draw:layer="layout" svg:x1="18.834cm" svg:y1="6.863cm" svg:x2="18.397cm" svg:y2="7.373cm">
          <text:p/>
        </draw:line>
        <draw:polyline draw:style-name="gr1" draw:text-style-name="P1" draw:layer="layout" svg:width="0.714cm" svg:height="0.635cm" svg:x="18.437cm" svg:y="7.736cm" svg:viewBox="0 0 715 636" draw:points="0,636 397,0 715,636">
          <text:p/>
        </draw:polyline>
        <draw:g>
          <draw:path draw:style-name="gr21" draw:text-style-name="P13" draw:layer="layout" svg:width="0.417cm" svg:height="0.417cm" svg:x="18.625cm" svg:y="6.288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  <draw:path draw:style-name="gr3" draw:text-style-name="P1" draw:layer="layout" svg:width="0.417cm" svg:height="0.417cm" svg:x="18.625cm" svg:y="6.288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</draw:g>
        <draw:line draw:style-name="gr1" draw:text-style-name="P1" draw:layer="layout" svg:x1="14.449cm" svg:y1="6.863cm" svg:x2="14.449cm" svg:y2="7.577cm">
          <text:p/>
        </draw:line>
        <draw:polyline draw:style-name="gr1" draw:text-style-name="P1" draw:layer="layout" svg:width="0.312cm" svg:height="0.555cm" svg:x="14.469cm" svg:y="6.863cm" svg:viewBox="0 0 313 556" draw:points="0,0 313,313 313,556">
          <text:p/>
        </draw:polyline>
        <draw:line draw:style-name="gr1" draw:text-style-name="P1" draw:layer="layout" svg:x1="14.449cm" svg:y1="6.863cm" svg:x2="14.012cm" svg:y2="7.373cm">
          <text:p/>
        </draw:line>
        <draw:polyline draw:style-name="gr1" draw:text-style-name="P1" draw:layer="layout" svg:width="0.714cm" svg:height="0.635cm" svg:x="14.052cm" svg:y="7.736cm" svg:viewBox="0 0 715 636" draw:points="0,636 397,0 715,636">
          <text:p/>
        </draw:polyline>
        <draw:g>
          <draw:path draw:style-name="gr12" draw:text-style-name="P8" draw:layer="layout" svg:width="0.417cm" svg:height="0.417cm" svg:x="14.241cm" svg:y="6.288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  <draw:path draw:style-name="gr3" draw:text-style-name="P1" draw:layer="layout" svg:width="0.417cm" svg:height="0.417cm" svg:x="14.241cm" svg:y="6.288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</draw:g>
        <draw:frame draw:style-name="gr22" draw:text-style-name="P1" draw:layer="layout" svg:width="1.594cm" svg:height="8.5cm" svg:x="19.956cm" svg:y="4.2cm">
          <draw:text-box>
            <text:p text:style-name="P11"><text:span text:style-name="T2">as</text:span><text:span text:style-name="T3">üû</text:span></text:p>
          </draw:text-box>
        </draw:frame>
        <draw:polyline draw:style-name="gr1" draw:text-style-name="P1" draw:layer="layout" svg:width="1.65cm" svg:height="0.825cm" svg:x="15.725cm" svg:y="3.513cm" svg:viewBox="0 0 1651 826" draw:points="0,826 825,0 1651,826">
          <text:p/>
        </draw:polyline>
        <draw:g>
          <draw:polygon draw:style-name="gr4" draw:text-style-name="P3" draw:layer="layout" svg:width="1.1cm" svg:height="1.375cm" svg:x="16cm" svg:y="3.513cm" svg:viewBox="0 0 1101 1376" draw:points="1101,566 1101,1376 0,1376 0,555 551,0">
            <text:p/>
          </draw:polygon>
          <draw:polygon draw:style-name="gr1" draw:text-style-name="P1" draw:layer="layout" svg:width="1.1cm" svg:height="1.375cm" svg:x="16cm" svg:y="3.513cm" svg:viewBox="0 0 1101 1376" draw:points="1101,566 1101,1376 0,1376 0,555 551,0">
            <text:p/>
          </draw:polygon>
        </draw:g>
        <draw:line draw:style-name="gr1" draw:text-style-name="P1" draw:layer="layout" svg:x1="15.949cm" svg:y1="6.605cm" svg:x2="15.949cm" svg:y2="7.319cm">
          <text:p/>
        </draw:line>
        <draw:polyline draw:style-name="gr1" draw:text-style-name="P1" draw:layer="layout" svg:width="0.312cm" svg:height="0.555cm" svg:x="15.969cm" svg:y="6.605cm" svg:viewBox="0 0 313 556" draw:points="0,0 313,313 313,556">
          <text:p/>
        </draw:polyline>
        <draw:line draw:style-name="gr1" draw:text-style-name="P1" draw:layer="layout" svg:x1="15.95cm" svg:y1="6.605cm" svg:x2="15.513cm" svg:y2="7.115cm">
          <text:p/>
        </draw:line>
        <draw:polyline draw:style-name="gr1" draw:text-style-name="P1" draw:layer="layout" svg:width="0.714cm" svg:height="0.635cm" svg:x="15.552cm" svg:y="7.478cm" svg:viewBox="0 0 715 636" draw:points="0,636 397,0 715,636">
          <text:p/>
        </draw:polyline>
        <draw:g>
          <draw:path draw:style-name="gr11" draw:text-style-name="P7" draw:layer="layout" svg:width="0.417cm" svg:height="0.417cm" svg:x="15.741cm" svg:y="6.029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  <draw:path draw:style-name="gr3" draw:text-style-name="P1" draw:layer="layout" svg:width="0.417cm" svg:height="0.417cm" svg:x="15.741cm" svg:y="6.029cm" svg:viewBox="0 0 418 418" svg:d="M0 209c0-38 9-71 28-104 19-34 43-58 76-77 34-19 67-28 105-28s71 9 104 28c34 19 58 43 77 76 19 34 28 67 28 105s-9 71-28 105c-19 33-43 57-76 76-34 19-67 28-105 28s-71-9-104-28c-34-19-58-43-77-76-19-34-28-67-28-105z">
            <text:p/>
          </draw:path>
        </draw:g>
        <draw:g>
          <draw:g>
            <draw:polygon draw:style-name="gr11" draw:text-style-name="P7" draw:layer="layout" svg:width="1.6cm" svg:height="1.406cm" svg:x="11.166cm" svg:y="1.7cm" svg:viewBox="0 0 1601 1407" draw:points="825,0 0,1407 1601,1407">
              <text:p/>
            </draw:polygon>
            <draw:polygon draw:style-name="gr23" draw:text-style-name="P1" draw:layer="layout" svg:width="1.6cm" svg:height="1.406cm" svg:x="11.166cm" svg:y="1.7cm" svg:viewBox="0 0 1601 1407" draw:points="825,0 0,1407 1601,1407">
              <text:p/>
            </draw:polygon>
          </draw:g>
          <draw:frame draw:style-name="gr24" draw:text-style-name="P1" draw:layer="layout" svg:width="1.6cm" svg:height="2.426cm" svg:x="11.166cm" svg:y="1.19cm">
            <draw:text-box>
              <text:p text:style-name="P11"><text:span text:style-name="T4"><text:line-break/></text:span><text:span text:style-name="T5">!</text:span></text:p>
            </draw:text-box>
          </draw:frame>
        </draw:g>
        <draw:polyline draw:style-name="gr1" draw:text-style-name="P1" draw:layer="layout" svg:width="1.65cm" svg:height="0.825cm" svg:x="11.516cm" svg:y="8.7cm" svg:viewBox="0 0 1651 826" draw:points="0,826 825,0 1651,826">
          <text:p/>
        </draw:polyline>
        <draw:g>
          <draw:polygon draw:style-name="gr21" draw:text-style-name="P13" draw:layer="layout" svg:width="1.1cm" svg:height="1.375cm" svg:x="11.791cm" svg:y="8.7cm" svg:viewBox="0 0 1101 1376" draw:points="1101,566 1101,1376 0,1376 0,555 551,0">
            <text:p/>
          </draw:polygon>
          <draw:polygon draw:style-name="gr1" draw:text-style-name="P1" draw:layer="layout" svg:width="1.1cm" svg:height="1.375cm" svg:x="11.791cm" svg:y="8.7cm" svg:viewBox="0 0 1101 1376" draw:points="1101,566 1101,1376 0,1376 0,555 551,0">
            <text:p/>
          </draw:polygon>
        </draw:g>
        <draw:frame draw:style-name="gr25" draw:text-style-name="P1" draw:layer="layout" svg:width="1.594cm" svg:height="2.785cm" svg:x="15.369cm" svg:y="9.108cm">
          <draw:text-box>
            <text:p text:style-name="P11"><text:span text:style-name="T6">ü</text:span></text:p>
          </draw:text-box>
        </draw:frame>
        <draw:frame draw:style-name="gr25" draw:text-style-name="P1" draw:layer="layout" svg:width="1.594cm" svg:height="2.785cm" svg:x="13.571cm" svg:y="9.033cm">
          <draw:text-box>
            <text:p text:style-name="P11"><text:span text:style-name="T6">û</text:span></text:p>
          </draw:text-box>
        </draw:frame>
        <draw:g>
          <draw:polygon draw:style-name="gr8" draw:text-style-name="P5" draw:layer="layout" svg:width="5.706cm" svg:height="2.242cm" svg:x="25.672cm" svg:y="9.125cm" svg:viewBox="0 0 5707 2243" draw:points="0,2243 0,1223 1222,1019 1631,0 3668,0 4281,1019 5707,1142 5707,2243">
            <text:p/>
          </draw:polygon>
          <draw:polygon draw:style-name="gr9" draw:text-style-name="P1" draw:layer="layout" svg:width="5.706cm" svg:height="2.242cm" svg:x="25.672cm" svg:y="9.125cm" svg:viewBox="0 0 5707 2243" draw:points="0,2243 0,1223 1222,1019 1631,0 3668,0 4281,1019 5707,1142 5707,2243">
            <text:p/>
          </draw:polygon>
        </draw:g>
        <draw:g>
          <draw:path draw:style-name="gr15" draw:text-style-name="P10" draw:layer="layout" svg:width="1.06cm" svg:height="1.06cm" svg:x="26.202cm" svg:y="10.715cm" svg:viewBox="0 0 1061 1061" svg:d="M0 531c0-98 22-181 71-265 49-85 110-146 194-194 85-49 168-72 265-72 98 0 181 23 266 72 84 48 145 109 194 194 49 84 71 167 71 265s-22 181-71 265c-49 85-110 146-194 194-85 49-168 71-265 71-98 0-181-22-266-71-84-48-145-109-194-194-49-84-71-167-71-265z">
            <text:p/>
          </draw:path>
          <draw:path draw:style-name="gr9" draw:text-style-name="P1" draw:layer="layout" svg:width="1.06cm" svg:height="1.06cm" svg:x="26.202cm" svg:y="10.715cm" svg:viewBox="0 0 1061 1061" svg:d="M0 531c0-98 22-181 71-265 49-85 110-146 194-194 85-49 168-72 265-72 98 0 181 23 266 72 84 48 145 109 194 194 49 84 71 167 71 265s-22 181-71 265c-49 85-110 146-194 194-85 49-168 71-265 71-98 0-181-22-266-71-84-48-145-109-194-194-49-84-71-167-71-265z">
            <text:p/>
          </draw:path>
        </draw:g>
        <draw:g>
          <draw:g>
            <draw:path draw:style-name="gr10" draw:text-style-name="P6" draw:layer="layout" svg:width="1.06cm" svg:height="1.06cm" svg:x="26.202cm" svg:y="10.715cm" svg:viewBox="0 0 1061 1061" svg:d="M0 531c0 98 22 181 71 265 49 85 110 146 194 194 85 49 168 71 266 71 97 0 180-22 265-71 84-48 145-109 194-194 49-84 71-167 71-265s-22-181-71-265c-49-85-110-146-194-194-85-49-168-72-266-72-97 0-180 23-265 72-84 48-145 109-194 194-49 84-71 167-71 265zM200 531c0-61 14-112 45-165 30-53 68-91 120-121 53-30 105-44 165-44 61 0 113 14 166 44 52 30 90 68 120 121 31 53 45 104 45 165s-14 112-45 165c-30 53-68 91-120 121-53 30-105 44-165 44-61 0-113-14-166-44-52-30-90-68-120-121-31-53-45-104-45-165z">
              <text:p/>
            </draw:path>
            <draw:path draw:style-name="gr9" draw:text-style-name="P1" draw:layer="layout" svg:width="1.06cm" svg:height="1.06cm" svg:x="26.202cm" svg:y="10.715cm" svg:viewBox="0 0 1061 1061" svg:d="M0 531c0 98 22 181 71 265 49 85 110 146 194 194 85 49 168 71 266 71 97 0 180-22 265-71 84-48 145-109 194-194 49-84 71-167 71-265s-22-181-71-265c-49-85-110-146-194-194-85-49-168-72-266-72-97 0-180 23-265 72-84 48-145 109-194 194-49 84-71 167-71 265zM200 531c0-61 14-112 45-165 30-53 68-91 120-121 53-30 105-44 165-44 61 0 113 14 166 44 52 30 90 68 120 121 31 53 45 104 45 165s-14 112-45 165c-30 53-68 91-120 121-53 30-105 44-165 44-61 0-113-14-166-44-52-30-90-68-120-121-31-53-45-104-45-165z">
              <text:p/>
            </draw:path>
          </draw:g>
          <draw:frame draw:style-name="gr14" draw:text-style-name="P1" draw:layer="layout" svg:width="0.282cm" svg:height="1.219cm" svg:x="26.591cm" svg:y="10.238cm">
            <draw:text-box>
              <text:p/>
            </draw:text-box>
          </draw:frame>
        </draw:g>
        <draw:g>
          <draw:path draw:style-name="gr15" draw:text-style-name="P10" draw:layer="layout" svg:width="1.06cm" svg:height="1.06cm" svg:x="29.666cm" svg:y="10.715cm" svg:viewBox="0 0 1061 1061" svg:d="M0 531c0-98 22-181 71-265 49-85 110-146 194-194 85-49 168-72 265-72 98 0 181 23 266 72 84 48 145 109 194 194 49 84 71 167 71 265s-22 181-71 265c-49 85-110 146-194 194-85 49-168 71-265 71-98 0-181-22-266-71-84-48-145-109-194-194-49-84-71-167-71-265z">
            <text:p/>
          </draw:path>
          <draw:path draw:style-name="gr9" draw:text-style-name="P1" draw:layer="layout" svg:width="1.06cm" svg:height="1.06cm" svg:x="29.666cm" svg:y="10.715cm" svg:viewBox="0 0 1061 1061" svg:d="M0 531c0-98 22-181 71-265 49-85 110-146 194-194 85-49 168-72 265-72 98 0 181 23 266 72 84 48 145 109 194 194 49 84 71 167 71 265s-22 181-71 265c-49 85-110 146-194 194-85 49-168 71-265 71-98 0-181-22-266-71-84-48-145-109-194-194-49-84-71-167-71-265z">
            <text:p/>
          </draw:path>
        </draw:g>
        <draw:g>
          <draw:g>
            <draw:path draw:style-name="gr10" draw:text-style-name="P6" draw:layer="layout" svg:width="1.06cm" svg:height="1.06cm" svg:x="29.666cm" svg:y="10.715cm" svg:viewBox="0 0 1061 1061" svg:d="M0 531c0 98 22 181 71 265 49 85 110 146 194 194 85 49 168 71 266 71 97 0 180-22 265-71 84-48 145-109 194-194 49-84 71-167 71-265s-22-181-71-265c-49-85-110-146-194-194-85-49-168-72-266-72-97 0-180 23-265 72-84 48-145 109-194 194-49 84-71 167-71 265zM200 531c0-61 14-112 45-165 30-53 68-91 120-121 53-30 105-44 165-44 61 0 113 14 166 44 52 30 90 68 120 121 31 53 45 104 45 165s-14 112-45 165c-30 53-68 91-120 121-53 30-105 44-165 44-61 0-113-14-166-44-52-30-90-68-120-121-31-53-45-104-45-165z">
              <text:p/>
            </draw:path>
            <draw:path draw:style-name="gr9" draw:text-style-name="P1" draw:layer="layout" svg:width="1.06cm" svg:height="1.06cm" svg:x="29.666cm" svg:y="10.715cm" svg:viewBox="0 0 1061 1061" svg:d="M0 531c0 98 22 181 71 265 49 85 110 146 194 194 85 49 168 71 266 71 97 0 180-22 265-71 84-48 145-109 194-194 49-84 71-167 71-265s-22-181-71-265c-49-85-110-146-194-194-85-49-168-72-266-72-97 0-180 23-265 72-84 48-145 109-194 194-49 84-71 167-71 265zM200 531c0-61 14-112 45-165 30-53 68-91 120-121 53-30 105-44 165-44 61 0 113 14 166 44 52 30 90 68 120 121 31 53 45 104 45 165s-14 112-45 165c-30 53-68 91-120 121-53 30-105 44-165 44-61 0-113-14-166-44-52-30-90-68-120-121-31-53-45-104-45-165z">
              <text:p/>
            </draw:path>
          </draw:g>
          <draw:frame draw:style-name="gr14" draw:text-style-name="P1" draw:layer="layout" svg:width="0.282cm" svg:height="1.219cm" svg:x="30.055cm" svg:y="10.238cm">
            <draw:text-box>
              <text:p/>
            </draw:text-box>
          </draw:frame>
        </draw:g>
        <draw:g>
          <draw:polygon draw:style-name="gr10" draw:text-style-name="P6" draw:layer="layout" svg:width="0.407cm" svg:height="0.285cm" svg:x="31.092cm" svg:y="10.959cm" svg:viewBox="0 0 408 286" draw:points="0,286 408,286 408,0 0,0">
            <text:p/>
          </draw:polygon>
          <draw:polygon draw:style-name="gr9" draw:text-style-name="P1" draw:layer="layout" svg:width="0.407cm" svg:height="0.285cm" svg:x="31.092cm" svg:y="10.959cm" svg:viewBox="0 0 408 286" draw:points="0,286 408,286 408,0 0,0">
            <text:p/>
          </draw:polygon>
        </draw:g>
        <draw:g>
          <draw:polygon draw:style-name="gr10" draw:text-style-name="P6" draw:layer="layout" svg:width="0.407cm" svg:height="0.285cm" svg:x="25.55cm" svg:y="11.021cm" svg:viewBox="0 0 408 286" draw:points="0,286 408,286 408,0 0,0">
            <text:p/>
          </draw:polygon>
          <draw:polygon draw:style-name="gr9" draw:text-style-name="P1" draw:layer="layout" svg:width="0.407cm" svg:height="0.285cm" svg:x="25.55cm" svg:y="11.021cm" svg:viewBox="0 0 408 286" draw:points="0,286 408,286 408,0 0,0">
            <text:p/>
          </draw:polygon>
        </draw:g>
        <draw:g>
          <draw:path draw:style-name="gr11" draw:text-style-name="P7" draw:layer="layout" svg:width="0.203cm" svg:height="0.406cm" svg:x="31.276cm" svg:y="10.43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  <draw:path draw:style-name="gr9" draw:text-style-name="P1" draw:layer="layout" svg:width="0.203cm" svg:height="0.406cm" svg:x="31.276cm" svg:y="10.43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</draw:g>
        <draw:g>
          <draw:path draw:style-name="gr12" draw:text-style-name="P8" draw:layer="layout" svg:width="0.203cm" svg:height="0.406cm" svg:x="25.57cm" svg:y="10.511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  <draw:path draw:style-name="gr9" draw:text-style-name="P1" draw:layer="layout" svg:width="0.203cm" svg:height="0.406cm" svg:x="25.57cm" svg:y="10.511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</draw:g>
        <draw:g>
          <draw:polygon draw:style-name="gr13" draw:text-style-name="P9" draw:layer="layout" svg:width="1.304cm" svg:height="0.815cm" svg:x="28.423cm" svg:y="9.329cm" svg:viewBox="0 0 1305 816" draw:points="1305,816 816,0 0,0 0,816">
            <text:p/>
          </draw:polygon>
          <draw:polygon draw:style-name="gr9" draw:text-style-name="P1" draw:layer="layout" svg:width="1.304cm" svg:height="0.815cm" svg:x="28.423cm" svg:y="9.329cm" svg:viewBox="0 0 1305 816" draw:points="1305,816 816,0 0,0 0,816">
            <text:p/>
          </draw:polygon>
        </draw:g>
        <draw:g>
          <draw:polygon draw:style-name="gr13" draw:text-style-name="P9" draw:layer="layout" svg:width="1.141cm" svg:height="0.815cm" svg:x="27.099cm" svg:y="9.329cm" svg:viewBox="0 0 1142 816" draw:points="326,0 1142,0 1142,816 0,816">
            <text:p/>
          </draw:polygon>
          <draw:polygon draw:style-name="gr9" draw:text-style-name="P1" draw:layer="layout" svg:width="1.141cm" svg:height="0.815cm" svg:x="27.099cm" svg:y="9.329cm" svg:viewBox="0 0 1142 816" draw:points="326,0 1142,0 1142,816 0,816">
            <text:p/>
          </draw:polygon>
        </draw:g>
        <draw:g>
          <draw:polygon draw:style-name="gr8" draw:text-style-name="P5" draw:layer="layout" svg:width="2.8cm" svg:height="1.1cm" svg:x="27.11cm" svg:y="6.15cm" svg:viewBox="0 0 2801 1101" draw:points="0,1101 0,600 600,499 801,0 1801,0 2102,499 2801,560 2801,1101">
            <text:p/>
          </draw:polygon>
          <draw:polygon draw:style-name="gr9" draw:text-style-name="P1" draw:layer="layout" svg:width="2.8cm" svg:height="1.1cm" svg:x="27.11cm" svg:y="6.15cm" svg:viewBox="0 0 2801 1101" draw:points="0,1101 0,600 600,499 801,0 1801,0 2102,499 2801,560 2801,1101">
            <text:p/>
          </draw:polygon>
        </draw:g>
        <draw:g>
          <draw:polygon draw:style-name="gr10" draw:text-style-name="P6" draw:layer="layout" svg:width="0.2cm" svg:height="0.14cm" svg:x="29.77cm" svg:y="7.05cm" svg:viewBox="0 0 201 141" draw:points="0,141 201,141 201,0 0,0">
            <text:p/>
          </draw:polygon>
          <draw:polygon draw:style-name="gr9" draw:text-style-name="P1" draw:layer="layout" svg:width="0.2cm" svg:height="0.14cm" svg:x="29.77cm" svg:y="7.05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7.05cm" svg:y="7.08cm" svg:viewBox="0 0 201 141" draw:points="0,141 201,141 201,0 0,0">
            <text:p/>
          </draw:polygon>
          <draw:polygon draw:style-name="gr9" draw:text-style-name="P1" draw:layer="layout" svg:width="0.2cm" svg:height="0.14cm" svg:x="27.05cm" svg:y="7.08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29.86cm" svg:y="6.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29.86cm" svg:y="6.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7.06cm" svg:y="6.83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7.06cm" svg:y="6.83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8.46cm" svg:y="6.25cm" svg:viewBox="0 0 641 401" draw:points="641,401 400,0 0,0 0,401">
            <text:p/>
          </draw:polygon>
          <draw:polygon draw:style-name="gr9" draw:text-style-name="P1" draw:layer="layout" svg:width="0.64cm" svg:height="0.4cm" svg:x="28.46cm" svg:y="6.25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7.81cm" svg:y="6.25cm" svg:viewBox="0 0 561 401" draw:points="160,0 561,0 561,401 0,401">
            <text:p/>
          </draw:polygon>
          <draw:polygon draw:style-name="gr9" draw:text-style-name="P1" draw:layer="layout" svg:width="0.56cm" svg:height="0.4cm" svg:x="27.81cm" svg:y="6.25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27.37cm" svg:y="6.93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  <draw:path draw:style-name="gr9" draw:text-style-name="P1" draw:layer="layout" svg:width="0.52cm" svg:height="0.52cm" svg:x="27.37cm" svg:y="6.93cm" svg:viewBox="0 0 521 521" svg:d="M0 261c0 48 11 89 35 130 24 42 54 72 95 96 42 24 83 34 131 34 47 0 88-10 130-34 41-24 71-54 95-96 24-41 35-82 35-130s-11-89-35-130c-24-42-54-72-95-96-42-24-83-35-131-35-47 0-88 11-130 35-41 24-71 54-95 96-24 41-35 82-35 130zM200 261c0-11 2-21 8-30 5-10 12-17 22-22 9-6 19-8 30-8s21 2 30 8c10 5 17 12 22 22 6 9 8 19 8 30s-2 21-8 30c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7.489cm" svg:y="6.32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7.523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7.523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29.071cm" svg:y="6.93cm" svg:viewBox="0 0 521 521" svg:d="M0 261c0 47 11 88 35 130 24 41 54 71 95 95 42 24 83 35 131 35 47 0 88-11 130-35 41-24 71-54 95-95 24-42 35-83 35-130v-1c0-47-11-88-35-130-24-41-54-71-95-95-42-24-83-35-131-35-47 0-88 11-130 35-41 24-71 54-95 95-24 42-35 83-35 131zM200 261c0-12 3-21 8-31 6-9 13-16 22-22 10-5 19-8 31-8 11 0 20 3 30 8 9 6 16 13 22 22 5 10 8 19 8 31 0 11-3 20-8 30-6 9-13 16-22 22-10 5-19 8-30 8-12 0-21-3-31-8-9-6-16-13-22-22-5-10-8-19-8-30z">
              <text:p/>
            </draw:path>
            <draw:path draw:style-name="gr9" draw:text-style-name="P1" draw:layer="layout" svg:width="0.52cm" svg:height="0.52cm" svg:x="29.071cm" svg:y="6.93cm" svg:viewBox="0 0 521 521" svg:d="M0 261c0 47 11 88 35 130 24 41 54 71 95 95 42 24 83 35 131 35 47 0 88-11 130-35 41-24 71-54 95-95 24-42 35-83 35-130v-1c0-47-11-88-35-130-24-41-54-71-95-95-42-24-83-35-131-35-47 0-88 11-130 35-41 24-71 54-95 95-24 42-35 83-35 131zM200 261c0-12 3-21 8-31 6-9 13-16 22-22 10-5 19-8 31-8 11 0 20 3 30 8 9 6 16 13 22 22 5 10 8 19 8 31 0 11-3 20-8 30-6 9-13 16-22 22-10 5-19 8-30 8-12 0-21-3-31-8-9-6-16-13-22-22-5-10-8-19-8-30z">
              <text:p/>
            </draw:path>
          </draw:g>
          <draw:frame draw:style-name="gr14" draw:text-style-name="P1" draw:layer="layout" svg:width="0.282cm" svg:height="1.219cm" svg:x="29.19cm" svg:y="6.32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9.224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9.224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odoni MT Black1" svg:font-family="'Bodoni MT Black'"/>
    <style:font-face style:name="Webdings1" svg:font-family="Webdings"/>
    <style:font-face style:name="Wingdings1" svg:font-family="Wingdings"/>
    <style:font-face style:name="Arial" svg:font-family="Arial" style:font-pitch="variable"/>
    <style:font-face style:name="Bodoni MT Black" svg:font-family="'Bodoni MT Blac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Webdings" svg:font-family="Webdings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0T15:43:58.063403000</dc:date>
    <meta:creation-date>2013-01-29T17:17:06Z</meta:creation-date>
    <meta:initial-creator>Christoph</meta:initial-creator>
    <meta:generator>LibreOffice/4.4.2.2$MacOSX_X86_64 LibreOffice_project/c4c7d32d0d49397cad38d62472b0bc8acff48dd6</meta:generator>
    <meta:editing-duration>PT11M37S</meta:editing-duration>
    <meta:editing-cycles>5</meta:editing-cycles>
    <meta:document-statistic meta:object-count="433"/>
  </office:meta>
</office:document-meta>
</file>